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1871A2AE7EFFC6E.png" manifest:media-type="image/png"/>
  <manifest:file-entry manifest:full-path="Pictures/10000201000005560000030061836AA6C53EF35D.png" manifest:media-type="image/png"/>
  <manifest:file-entry manifest:full-path="Pictures/100002010000055600000300906292173B26C835.png" manifest:media-type="image/png"/>
  <manifest:file-entry manifest:full-path="Pictures/100002010000055600000300A8DFE08DDF890069.png" manifest:media-type="image/png"/>
  <manifest:file-entry manifest:full-path="Pictures/100002010000055600000300CC7BE7DF52BCD6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61836AA6C53EF3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906292173B26C8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557cm" draw:z-index="2"><draw:image xlink:href="Pictures/100002010000055600000300A8DFE08DDF89006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CC7BE7DF52BCD67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9.557cm" draw:z-index="4"><draw:image xlink:href="Pictures/100002010000055600000300A1871A2AE7EFFC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2:14:49.622067582</meta:creation-date>
    <dc:date>2018-04-01T12:15:38.445072788</dc:date>
    <meta:editing-duration>PT49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